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1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1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1" fo:font-size="10pt" officeooo:rsid="00343d8c" officeooo:paragraph-rsid="00343d8c" style:font-size-asian="10pt" style:font-size-complex="10pt"/>
    </style:style>
    <style:style style:name="P5" style:family="paragraph" style:parent-style-name="Standard">
      <style:text-properties style:font-name="Verdana1" fo:font-size="10pt" officeooo:rsid="00348067" officeooo:paragraph-rsid="00348067" style:font-size-asian="10pt" style:font-size-complex="10pt"/>
    </style:style>
    <style:style style:name="P6" style:family="paragraph" style:parent-style-name="Standard">
      <style:text-properties style:font-name="Verdana1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1" fo:font-size="10pt" fo:font-weight="bold" officeooo:paragraph-rsid="002b270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2" fo:font-size="10pt" fo:font-weight="bold" officeooo:paragraph-rsid="0024dc6c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2" fo:font-size="10pt" fo:font-weight="bold" officeooo:rsid="00061b30" officeooo:paragraph-rsid="0024dc6c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fo:font-size="10pt" officeooo:paragraph-rsid="002b2701" style:font-size-asian="10pt" style:font-name-complex="Verdana3" style:font-size-complex="10pt"/>
    </style:style>
    <style:style style:name="P11" style:family="paragraph" style:parent-style-name="Standard">
      <style:text-properties style:font-name="Verdana" fo:font-size="10pt" fo:font-weight="bold" officeooo:rsid="002863e5" officeooo:paragraph-rsid="002b36f2" style:font-size-asian="10pt" style:font-weight-asian="bold" style:font-name-complex="Verdana3" style:font-size-complex="10pt" style:font-weight-complex="bold"/>
    </style:style>
    <style:style style:name="P12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ff0000" style:font-name="Verdana1" fo:font-size="10pt" officeooo:rsid="0032e1e6" officeooo:paragraph-rsid="0032e1e6" style:font-size-asian="10pt" style:font-size-complex="10pt"/>
    </style:style>
    <style:style style:name="P14" style:family="paragraph" style:parent-style-name="Standard">
      <style:text-properties fo:color="#cc3300" style:font-name="Verdana1" fo:font-size="10pt" officeooo:rsid="002ffab7" officeooo:paragraph-rsid="002ffab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343d8c" style:font-weight-asian="normal" style:font-weight-complex="normal"/>
    </style:style>
    <style:style style:name="T4" style:family="text">
      <style:text-properties officeooo:rsid="001a8352"/>
    </style:style>
    <style:style style:name="T5" style:family="text">
      <style:text-properties officeooo:rsid="001de38d"/>
    </style:style>
    <style:style style:name="T6" style:family="text">
      <style:text-properties officeooo:rsid="0008eca3"/>
    </style:style>
    <style:style style:name="T7" style:family="text">
      <style:text-properties officeooo:rsid="0024dc6c"/>
    </style:style>
    <style:style style:name="T8" style:family="text">
      <style:text-properties style:font-name="Verdana" style:font-name-complex="Verdana3"/>
    </style:style>
    <style:style style:name="T9" style:family="text">
      <style:text-properties style:font-name="Verdana" officeooo:rsid="0010890b" style:font-name-complex="Verdana3"/>
    </style:style>
    <style:style style:name="T10" style:family="text">
      <style:text-properties style:font-name="Verdana" officeooo:rsid="002863e5" style:font-name-complex="Verdana3"/>
    </style:style>
    <style:style style:name="T11" style:family="text">
      <style:text-properties style:font-name="Verdana" officeooo:rsid="002b2701" style:font-name-complex="Verdana3"/>
    </style:style>
    <style:style style:name="T12" style:family="text">
      <style:text-properties style:font-name="Verdana" officeooo:rsid="002ffab7" style:font-name-complex="Verdana3"/>
    </style:style>
    <style:style style:name="T13" style:family="text">
      <style:text-properties style:font-name="Verdana" officeooo:rsid="00348067" style:font-name-complex="Verdana3"/>
    </style:style>
    <style:style style:name="T14" style:family="text">
      <style:text-properties style:font-name="Verdana" officeooo:rsid="0034dc42" style:font-name-complex="Verdana3"/>
    </style:style>
    <style:style style:name="T15" style:family="text">
      <style:text-properties officeooo:rsid="0021fc76"/>
    </style:style>
    <style:style style:name="T16" style:family="text">
      <style:text-properties officeooo:rsid="002e3849"/>
    </style:style>
    <style:style style:name="T17" style:family="text">
      <style:text-properties officeooo:rsid="002f933c"/>
    </style:style>
    <style:style style:name="T18" style:family="text">
      <style:text-properties officeooo:rsid="002ffab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43d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Atividade_05 - </text:span>Livro AVR e Arduino – Técnicas de Projeto</text:p>
      <text:p text:style-name="P9">Capítulo: <text:span text:style-name="T7">5 (Acionando LCDs 16x2)</text:span></text:p>
      <text:p text:style-name="P2"/>
      <text:p text:style-name="P7">Título: <text:span text:style-name="T16">Fazendo um placar eletrônico com display LCD 16x2</text:span></text:p>
      <text:p text:style-name="P1"/>
      <text:p text:style-name="P1"><text:span text:style-name="T1">Objetivos: </text:span><text:span text:style-name="T2">O objetivo é construir um placar eletrônico com pontuação e tempo restante de jogo </text:span><text:span text:style-name="T3">usando um display LCD.</text:span></text:p>
      <text:p text:style-name="P1"/>
      <text:p text:style-name="P1">Nesta prática <text:span text:style-name="T4">utilizaremos o Tinkercad para simular um circuito simples usando o microcontrolador Atmega328, utilizado nas placas Arduino UNO.</text:span></text:p>
      <text:p text:style-name="P1"/>
      <text:p text:style-name="P7"><text:span text:style-name="T15">1. </text:span>Procedimentos:</text:p>
      <text:p text:style-name="P1"/>
      <text:p text:style-name="P1">1. <text:span text:style-name="T5">Acesse sua conta no Tinkercad (</text:span><text:a xlink:type="simple" xlink:href="http://tinkercad.com/" text:style-name="Internet_20_link" text:visited-style-name="Visited_20_Internet_20_Link"><text:span text:style-name="T5">tinkercad.com</text:span></text:a><text:span text:style-name="T5">) e vá para a aba circuits (</text:span><text:a xlink:type="simple" xlink:href="https://www.tinkercad.com/circuits" text:style-name="Internet_20_link" text:visited-style-name="Visited_20_Internet_20_Link"><text:span text:style-name="T5">https://www.tinkercad.com/circuits</text:span></text:a><text:span text:style-name="T5">).</text:span></text:p>
      <text:p text:style-name="P1"/>
      <text:p text:style-name="P1"><text:span text:style-name="T5">2</text:span>. <text:span text:style-name="T17">Crie um novo circuito com um display LCD e dois botões. Utilize a seguinte configuração para exibir as informações:</text:span></text:p>
      <text:p text:style-name="P3">- 2 dígitos para pontuação do time A;</text:p>
      <text:p text:style-name="P3">- 2 dígitos para pontuação do time B;</text:p>
      <text:p text:style-name="P3">- <text:span text:style-name="T20">5</text:span> dígitos para o tempo restante, sendo um dígito para minutos, dois para segundos <text:span text:style-name="T20">e dois para centésimos</text:span>.</text:p>
      <text:p text:style-name="P3"/>
      <text:p text:style-name="P3">Sugestão de organização: 00 0:00.<text:span text:style-name="T20">00</text:span> 00</text:p>
      <text:p text:style-name="P3"/>
      <text:p text:style-name="P4">Utilize os projetos disponíveis na aula sobre LCDs como exemplo.</text:p>
      <text:p text:style-name="P3"/>
      <text:p text:style-name="P13"><text:span text:style-name="T1">RESTRIÇÃO DE PROJETO:</text:span> <text:span text:style-name="T20">A interface de dados do</text:span> <text:span text:style-name="T20">display LCD deve ser ligado todo na porta C, incluindo os pinos de Enable e Register Select.</text:span> <text:span text:style-name="T19">Este item é obrigatório</text:span> e zera a avaliação caso não seja atendido.</text:p>
      <text:p text:style-name="P14"/>
      <text:p text:style-name="P3">3. Cada botão avança a pontuação de um time. A cada clique, a pontuação é incrementada em 1 ponto.</text:p>
      <text:p text:style-name="P3"/>
      <text:p text:style-name="P3">4. Não é necessário botão para reset do placar. O tempo inicial (tempo de jogo) pode ser definido em código. O cronômetro é regressivo e exibe até 9 minutos e 59 segundos. Ao fim do tempo, os botões não podem incrementar a pontuação.</text:p>
      <text:p text:style-name="P3"/>
      <text:p text:style-name="P5">DICA: utilize o millis para implementar seu contador de centésimos. Não tente atualizar o display muito rápido, isto provavelmente vai deixar a simulação lenta.</text:p>
      <text:p text:style-name="P1"/>
      <text:p text:style-name="P12"><text:span text:style-name="T12">5</text:span><text:span text:style-name="T8">. </text:span><text:span text:style-name="T9">Cole</text:span><text:span text:style-name="T8"> o código fonte do microcontrolador </text:span><text:span text:style-name="T9">ao final deste arquivo e</text:span><text:span text:style-name="T8"> </text:span><text:span text:style-name="T9">inclua a imagem</text:span><text:span text:style-name="T8"> de seu design. </text:span><text:span text:style-name="T10">Importante: Deixe seu circuito público no Tinkercad e cole o link para ele aqui:</text:span></text:p>
      <text:p text:style-name="P1"/>
      <text:p text:style-name="P7">ATENÇÃO: Documente seu código. Cada linha/bloco deve deixar explícito o seu papel.</text:p>
      <text:p text:style-name="P7"/>
      <text:p text:style-name="P10"/>
      <text:p text:style-name="P10">______________________________________________________________</text:p>
      <text:p text:style-name="P6">RÚBRICA:</text:p>
      <text:p text:style-name="P6">Circuito: <text:span text:style-name="T18">25</text:span>%</text:p>
      <text:p text:style-name="P6">Lógica da programação <text:span text:style-name="T18">e funcionamento</text:span>: <text:span text:style-name="T18">75</text:span>%</text:p>
      <text:p text:style-name="P6"/>
      <text:p text:style-name="P6"><text:span text:style-name="T9">Valor desta atividade na média: </text:span><text:span text:style-name="T14">0</text:span><text:span text:style-name="T11">.</text:span><text:span text:style-name="T14">8</text:span></text:p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2" svg:font-family="Verdana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0:23:27.269174286</meta:creation-date>
    <meta:editing-duration>PT28M45S</meta:editing-duration>
    <meta:editing-cycles>7</meta:editing-cycles>
    <meta:generator>LibreOffice/5.2.7.2$Linux_X86_64 LibreOffice_project/20m0$Build-2</meta:generator>
    <dc:date>2022-04-29T11:12:25.389450555</dc:date>
    <meta:document-statistic meta:table-count="0" meta:image-count="0" meta:object-count="0" meta:page-count="1" meta:paragraph-count="24" meta:word-count="331" meta:character-count="2050" meta:non-whitespace-character-count="1742"/>
  </office:meta>
</office:document-meta>
</file>